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dobe Garamond Pro Bold" svg:font-family="'Adobe Garamond Pro 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Adobe Garamond Pro" officeooo:rsid="000a5649" officeooo:paragraph-rsid="000a5649"/>
    </style:style>
    <style:style style:name="P2" style:family="paragraph" style:parent-style-name="Standard">
      <style:paragraph-properties fo:text-align="start" style:justify-single-word="false"/>
      <style:text-properties style:font-name="Adobe Garamond Pro" officeooo:rsid="000a5649" officeooo:paragraph-rsid="000a5649"/>
    </style:style>
    <style:style style:name="P3" style:family="paragraph" style:parent-style-name="Standard">
      <style:paragraph-properties fo:text-align="justify" style:justify-single-word="false"/>
      <style:text-properties style:font-name="Adobe Garamond Pro" officeooo:rsid="0056a81f" officeooo:paragraph-rsid="000a5649"/>
    </style:style>
    <style:style style:name="P4" style:family="paragraph" style:parent-style-name="Standard">
      <style:paragraph-properties fo:text-align="justify" style:justify-single-word="false"/>
      <style:text-properties style:font-name="Adobe Garamond Pro" officeooo:rsid="0056a81f" officeooo:paragraph-rsid="0011a009"/>
    </style:style>
    <style:style style:name="P5" style:family="paragraph" style:parent-style-name="Standard">
      <style:paragraph-properties fo:text-align="end" style:justify-single-word="false"/>
      <style:text-properties style:font-name="Adobe Garamond Pro" officeooo:rsid="000a8b57" officeooo:paragraph-rsid="000a8b57"/>
    </style:style>
    <style:style style:name="P6" style:family="paragraph" style:parent-style-name="Standard">
      <style:paragraph-properties fo:text-align="justify" style:justify-single-word="false"/>
      <style:text-properties style:font-name="Adobe Garamond Pro" officeooo:rsid="0011b40b" officeooo:paragraph-rsid="0019bbdf"/>
    </style:style>
    <style:style style:name="P7" style:family="paragraph" style:parent-style-name="Standard">
      <style:paragraph-properties fo:text-align="justify" style:justify-single-word="false"/>
      <style:text-properties style:font-name="Adobe Garamond Pro" officeooo:rsid="0014cf7f" officeooo:paragraph-rsid="00202b5f"/>
    </style:style>
    <style:style style:name="P8" style:family="paragraph" style:parent-style-name="Standard">
      <style:paragraph-properties fo:text-align="justify" style:justify-single-word="false"/>
      <style:text-properties style:font-name="Adobe Garamond Pro" officeooo:rsid="004f896e" officeooo:paragraph-rsid="001f76bc"/>
    </style:style>
    <style:style style:name="P9" style:family="paragraph" style:parent-style-name="Standard">
      <style:paragraph-properties fo:text-align="justify" style:justify-single-word="false"/>
      <style:text-properties style:font-name="Adobe Garamond Pro" officeooo:rsid="005048f9" officeooo:paragraph-rsid="001f76bc"/>
    </style:style>
    <style:style style:name="P10" style:family="paragraph" style:parent-style-name="Standard">
      <style:paragraph-properties fo:text-align="justify" style:justify-single-word="false"/>
      <style:text-properties style:font-name="Adobe Garamond Pro" officeooo:rsid="000c7d87" officeooo:paragraph-rsid="0019bbdf"/>
    </style:style>
    <style:style style:name="P11" style:family="paragraph" style:parent-style-name="Standard">
      <style:paragraph-properties fo:text-align="justify" style:justify-single-word="false"/>
      <style:text-properties style:font-name="Adobe Garamond Pro" officeooo:rsid="001cadb0" officeooo:paragraph-rsid="00202b5f"/>
    </style:style>
    <style:style style:name="P12" style:family="paragraph" style:parent-style-name="Standard">
      <style:paragraph-properties fo:text-align="justify" style:justify-single-word="false"/>
      <style:text-properties style:font-name="Adobe Garamond Pro" officeooo:rsid="00512052" officeooo:paragraph-rsid="002208e0"/>
    </style:style>
    <style:style style:name="P13" style:family="paragraph" style:parent-style-name="Standard">
      <style:paragraph-properties fo:text-align="justify" style:justify-single-word="false"/>
      <style:text-properties style:font-name="Adobe Garamond Pro" officeooo:rsid="00512052" officeooo:paragraph-rsid="0023086c"/>
    </style:style>
    <style:style style:name="P14" style:family="paragraph" style:parent-style-name="Standard">
      <style:paragraph-properties fo:text-align="justify" style:justify-single-word="false"/>
      <style:text-properties style:font-name="Adobe Garamond Pro" officeooo:rsid="00512052" officeooo:paragraph-rsid="002601ee"/>
    </style:style>
    <style:style style:name="P15" style:family="paragraph" style:parent-style-name="Standard">
      <style:paragraph-properties fo:text-align="justify" style:justify-single-word="false"/>
      <style:text-properties style:font-name="Adobe Garamond Pro" officeooo:rsid="0055bc75" officeooo:paragraph-rsid="0023086c"/>
    </style:style>
    <style:style style:name="P16" style:family="paragraph" style:parent-style-name="Standard">
      <style:paragraph-properties fo:text-align="justify" style:justify-single-word="false"/>
      <style:text-properties style:font-name="Adobe Garamond Pro" officeooo:rsid="0053dee6" officeooo:paragraph-rsid="0027fc42"/>
    </style:style>
    <style:style style:name="P17" style:family="paragraph" style:parent-style-name="Standard">
      <style:paragraph-properties fo:text-align="justify" style:justify-single-word="false"/>
      <style:text-properties style:font-name="Adobe Garamond Pro" officeooo:rsid="001a03ed" officeooo:paragraph-rsid="0023086c"/>
    </style:style>
    <style:style style:name="P18" style:family="paragraph" style:parent-style-name="Standard">
      <style:paragraph-properties fo:text-align="justify" style:justify-single-word="false"/>
      <style:text-properties style:font-name="Adobe Garamond Pro" officeooo:rsid="002601ee" officeooo:paragraph-rsid="002601ee"/>
    </style:style>
    <style:style style:name="P19" style:family="paragraph" style:parent-style-name="Standard">
      <style:paragraph-properties fo:text-align="justify" style:justify-single-word="false"/>
      <style:text-properties style:font-name="Adobe Garamond Pro" officeooo:rsid="0027fc42" officeooo:paragraph-rsid="0027fc42"/>
    </style:style>
    <style:style style:name="P20" style:family="paragraph" style:parent-style-name="Standard">
      <style:paragraph-properties fo:text-align="justify" style:justify-single-word="false"/>
      <style:text-properties style:font-name="Adobe Garamond Pro" officeooo:rsid="002a4905" officeooo:paragraph-rsid="002a4905"/>
    </style:style>
    <style:style style:name="P21" style:family="paragraph" style:parent-style-name="Standard">
      <style:paragraph-properties fo:text-align="justify" style:justify-single-word="false"/>
      <style:text-properties style:font-name="Adobe Garamond Pro" officeooo:rsid="0055bc75" officeooo:paragraph-rsid="002cd8a5"/>
    </style:style>
    <style:style style:name="P22" style:family="paragraph" style:parent-style-name="Standard">
      <style:paragraph-properties fo:text-align="justify" style:justify-single-word="false"/>
      <style:text-properties style:font-name="Adobe Garamond Pro" officeooo:rsid="002cd8a5" officeooo:paragraph-rsid="002cd8a5"/>
    </style:style>
    <style:style style:name="T1" style:family="text">
      <style:text-properties style:font-name="Adobe Garamond Pro Bold"/>
    </style:style>
    <style:style style:name="T2" style:family="text">
      <style:text-properties officeooo:rsid="005048f9"/>
    </style:style>
    <style:style style:name="T3" style:family="text">
      <style:text-properties officeooo:rsid="0050eaa6"/>
    </style:style>
    <style:style style:name="T4" style:family="text">
      <style:text-properties officeooo:rsid="000c7d87"/>
    </style:style>
    <style:style style:name="T5" style:family="text">
      <style:text-properties officeooo:rsid="0011a009"/>
    </style:style>
    <style:style style:name="T6" style:family="text">
      <style:text-properties officeooo:rsid="001af977"/>
    </style:style>
    <style:style style:name="T7" style:family="text">
      <style:text-properties officeooo:rsid="001cadb0"/>
    </style:style>
    <style:style style:name="T8" style:family="text">
      <style:text-properties officeooo:rsid="002208e0"/>
    </style:style>
    <style:style style:name="T9" style:family="text">
      <style:text-properties officeooo:rsid="0019a47e"/>
    </style:style>
    <style:style style:name="T10" style:family="text">
      <style:text-properties officeooo:rsid="0055bc75"/>
    </style:style>
    <style:style style:name="T11" style:family="text">
      <style:text-properties officeooo:rsid="0023f991"/>
    </style:style>
    <style:style style:name="T12" style:family="text">
      <style:text-properties officeooo:rsid="0025f932"/>
    </style:style>
    <style:style style:name="T13" style:family="text">
      <style:text-properties officeooo:rsid="002601ee"/>
    </style:style>
    <style:style style:name="T14" style:family="text">
      <style:text-properties officeooo:rsid="0027fc42"/>
    </style:style>
    <style:style style:name="T15" style:family="text">
      <style:text-properties officeooo:rsid="00280e9f"/>
    </style:style>
    <style:style style:name="T16" style:family="text">
      <style:text-properties officeooo:rsid="002b34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Bois de lutte</text:span> </text:p>
      <text:p text:style-name="P1">Quentin Lobbé 2017</text:p>
      <text:p text:style-name="P2"/>
      <text:p text:style-name="P5">1.1</text:p>
      <text:p text:style-name="P3"/>
      <text:p text:style-name="P4">Au <text:span text:style-name="T15">tout premier des premiers âges,</text:span> la <text:span text:style-name="T15">f</text:span>orêt recouvrait et le ciel et les mers et les terres. <text:span text:style-name="T15">Surgissant de milles lieux, elle faisait courir ses longs doigts noueux jusqu'aux bordures</text:span> <text:span text:style-name="T5">escarpées du monde. Tige après tige. Branche contre Branche. Elle s'encrait. Se propageait. On la disait ingouvernable. Chaos de matière brute et sauvage.</text:span></text:p>
      <text:p text:style-name="P20">… cueilleurs la parcourait, apprenait son tracé … <text:s/></text:p>
      <text:p text:style-name="P20">Parce qu'à l'ombre des arbres, l'homme ne pouvait porter voir. La forêt <text:span text:style-name="T5">fut domptée, cartographiée et valorisée. Par la force du feu, l'homme tira, du soleil capté entre ses feuilles et stocké dedans ses troncs, une source d'énergie nouvelle. Et d'une nature compacte, il fora les précieux gisements. Transportés et dispersés vers des lieux de raffinement. Les machines aujourd'hui aménagent la vieille forêt pour lui. Elles la parcourent, y tracent des sillons. Elles y font éclater le jour, vomissent du béton. </text:span></text:p>
      <text:p text:style-name="P6">Ne reste que des ruines. Des enclaves condamnées. <text:span text:style-name="T4">Et au cœur du Bois aux Ourses, la Centrale du Grand Mât de nouveau s'éveille. Surplombant la canopée, deux de ses trois énormément tours d'aération, se mettent à gueuler, à hurler leur haine de la forêt. L'une au nord, froide et austère, tout en ciment. On l'entend craquer et se fissurer quand reviennent les matins glacés. Du cuivre recouvre la seconde, au sud. L'atmosphère en son sein y est irrespirable. Trop de chaleur s'en dégage. Au centre, la tour blanche fait balance, assure l'équilibre entre ses parois nacrées. Mais elle est en maintenance, depuis plusieurs mois déjà. </text:span></text:p>
      <text:p text:style-name="P10">Le brouillard s'étend au dessus. L'affreuse bouche recrache son air vicié, ses gaz plus lourd que la terre et plus léger que l'air. Ici la colonne de fumée noire monte haut. Décolle. Menaçante. Tellement chargée de boue qu'elle finit par retomber en cloche, laissant sur la cime des arbres une traînée sombre et grasse. Elle atteint sans peine la Ville Basse au premières lueurs du jour, portée par le vent.</text:p>
      <text:p text:style-name="P7">Le vent qui de nouveau se glisse entre les cheveux d'Esther, les contourne et se couche sur son front perlé de sueur. Le vent qui se gonfle et accélère. <text:span text:style-name="T6">P</text:span>our finalement descendre et dévaler sans peine la pente de ses bras. <text:span text:style-name="T7">Accompagnant d'un geste précis et fin la course de ses doigts.</text:span> Avec minutie Esther approche la flamme de la pièce d'acier. <text:span text:style-name="T7">Au cœur de</text:span> la matière le chaud chasse le froid. <text:span text:style-name="T7">Elle s'empare du marteau. Frappe. Et répète. Frappe et, sous ses coup, le bloc se ploie, s'assouplit. Il se laisse façonner. Esther martèle, frappe et arrondit les angles. Elle lui ordonne de s’allonger, de s'étirer en une longe tige effilée. Puis, elle dispose la pièce sur l'enclume et d'un coup sec la coupe en deux parties inégales. Deux formes. L'une comme un pied. L'autre comme une jambe. Entre les deux, elle fait s'articuler différents jeux de roulements. Les un à la suite des autres. Où s'entrechoquent des billes d'os.</text:span></text:p>
      <text:p text:style-name="P11">Orge <text:span text:style-name="T11">cesse de ruminer et d'un pas décidé la rejoint</text:span>. Il s'arc-boute et plante ses <text:span text:style-name="T11">lourde bottes</text:span> dans le sol boueux de l'Hordeaux. Muscles tendus, <text:span text:style-name="T11">il fait jouer</text:span> le poids de <text:span text:style-name="T11">tout</text:span> son corps <text:span text:style-name="T11">et</text:span> saisit la jambe d'acier à plaines mains. <text:span text:style-name="T11">Elle est encore brûlante. Il s'efforce pourtant de la</text:span> maint<text:span text:style-name="T12">enir</text:span> courbée, à bonne hauteur, pour les dernières soudures. <text:span text:style-name="T12">S'en perdre un instant, Esther enchaîne. Approche l'extrémité du vieux chalumeaux. Alors qu'Orge totalement penché regardent par terre, Esther, elle, fixe la flamme à travers ses lunettes teintées. Changeante, mouvante. Ici orangée, ici bleutée.</text:span></text:p>
      <text:p text:style-name="P8">- <text:span text:style-name="T12">Tiens bon ! Hurle-elle</text:span></text:p>
      <text:p text:style-name="P8">Le feu jaillit <text:span text:style-name="T2">par</text:span> vague<text:span text:style-name="T2">s</text:span> successives du métal incandescent. <text:span text:style-name="T2">Esther insiste, sert les dents. Les étincelles se font volatiles et lassèrent l'air de grandes gerbes dorées. La matière à leur contact redevient tendre. Elle s'apprivoise à mesure qu’Esther la parcoure, plusieurs fois, de haut en bas. <text:s text:c="2"/></text:span></text:p>
      <text:p text:style-name="P9">Le ciel est chargé. <text:span text:style-name="T3">Par delà</text:span> <text:span text:style-name="T3">l'</text:span>épais manteau nuageux, le soleil <text:span text:style-name="T3">étend ses doigts d'ambre sur la Ville Basse, tout autour de l'Hordeaux et caresse la lisière éloignée du Bois aux Ourses,</text:span> <text:span text:style-name="T3">d'où s'élève toujours une bien étrange fumée.</text:span> </text:p>
      <text:p text:style-name="P14">Orge n'en peut plus. Ses bras flanchent. Sa bouche s'ouvre comme pour brailler. Mais rien n'en sort. <text:s/><text:span text:style-name="T13">Esther lève un bras, agite sa main. Lise, assise sous le grand porche, capte le geste et coupe dans l'instant </text:span><text:soft-page-break/><text:span text:style-name="T13">l'alimentation du poste à souder. </text:span>Orge s’effondre. <text:span text:style-name="T13">Contre coup.</text:span> <text:span text:style-name="T13">À </text:span>genoux dans la boue, <text:span text:style-name="T13">il</text:span> respire comme un bœuf. Esther rattrape au vol la <text:span text:style-name="T8">pièce terminée</text:span> qui manque de tomber.</text:p>
      <text:p text:style-name="P12">- <text:span text:style-name="T13">P</text:span>as si compliqué <text:span text:style-name="T13">au final</text:span>… Conclue-elle en souriant, le visage maculé d'éclats argentés.</text:p>
      <text:p text:style-name="P12">- Parle pour toi et regarde mes mains plutôt.</text:p>
      <text:p text:style-name="P13">Orge, lui montre ses deux énormes paluches rougies et meurtries <text:span text:style-name="T13">malgré ses gants de protection</text:span>. <text:span text:style-name="T13">Il les lui colle sous le menton sans autre forme de procès.</text:span></text:p>
      <text:p text:style-name="P13"><text:span text:style-name="T13">- Écoute,</text:span> <text:span text:style-name="T13">s</text:span>i tu souffres <text:span text:style-name="T13">tant</text:span> mon chou, tu peux toujours demander à <text:span text:style-name="T9">Émildä </text:span>ou Léonie de te faire un onguent, <text:span text:style-name="T13">hein</text:span> !</text:p>
      <text:p text:style-name="P18">- Ça va Orge ? S'empresse de demander Lise, l'agrippant entre ses bras.</text:p>
      <text:p text:style-name="P18">- Hmm … Oui, oui. C'est rien, rien qu'une petite brûlure.</text:p>
      <text:p text:style-name="P18">Visiblement gêné, Orge se redresse, <text:span text:style-name="T14">décontenancé</text:span> <text:span text:style-name="T14">et tente de retrouver, l'air de rien, un semblant de prestance. <text:s/></text:span><text:s text:c="4"/></text:p>
      <text:p text:style-name="P16">Avec précaution, <text:span text:style-name="T14">Esther</text:span> enserre la <text:span text:style-name="T14">jambe d'acier</text:span> dans une pièce de bois <text:span text:style-name="T14">solide et </text:span>échancrée au cœur. <text:span text:style-name="T14">Elle</text:span> <text:s/><text:span text:style-name="T10">en</text:span> épouse <text:span text:style-name="T14">parfaitement</text:span> la courb<text:span text:style-name="T10">e. Esther offre à l'ossature métallique une chaire à habiter, une peau pour se protéger. De la vapeur se dégage des zones de contact qui crépites. Noircies. Puis, elle noue des tendons de cordes tressées à chaque extrémité.</text:span></text:p>
      <text:p text:style-name="P19">Face à elle, la bête attend à l'ombre du grand porche de l'Hordeaux. <text:span text:style-name="T16">Araignée de bois. Corps mécanique. La greffe prend, la créature ne rejette pas la jambe </text:span></text:p>
      <text:p text:style-name="P17">- <text:span text:style-name="T10">Lise peux tu l’essayer s'il te plaît ? Tu fais à peut prêt la même taille que Merle …</text:span></text:p>
      <text:p text:style-name="P15">Lise escalade le squelette, il y a de petites encoches <text:span text:style-name="T16">sur les flancs</text:span>. Elle s’allonge à son sommet, à l'horizontale du sol, sa tête à hauteur de celle d'Esther. Il y a des emplacements pour les jambes, les bras, les cuisses.</text:p>
      <text:p text:style-name="P15">- Voilà, active le levier maintenant avec ta main et imagine que tu cherches à ramper ou quelque chose du genre.</text:p>
      <text:p text:style-name="P15">La bête se réveille, grogne un peu puis s'avance. Fais ses premiers pas dans la cours de l'Hordeaux.</text:p>
      <text:p text:style-name="P21">Des militants s'approchent pour admirer le spectacle.</text:p>
      <text:p text:style-name="P21"/>
      <text:p text:style-name="P21"/>
      <text:p text:style-name="P21"><text:span text:style-name="T16">Le soleil traverse la toiture de lauzes. Elles ne sont plus bien alignées, hors d'âge. Il y a bien une échelle dressée non loin qui laisse penser qu'un semblant de réparation a été envisagé. Par Léonie. Peut être. Mais tout ici semble figé, loin du temps présent, de la forêt et de la centrale. La radio de Lise est branchée sur la fréquence de l'Hordeaux. Entre les grésillements, des poèmes, des contes du fond des bois. Récités. À voix basse. Esther se glisse dans une alcôve creusée entre les pierres du mur opposé. De la paille en tapisse encore le fond dissimulant à moitié un anneau de fer d'où pend une lourde chaîne que plus aucune bête n'occupe. Esther se laisse tomber, retire son débardeur, trempé de sueur. Elle s'en sert pour éponger son front et enfile un nouveau haut, pas forcément plus net, mais déjà un peu plus sec. L’alcôve porte les stigmates de ses anciens locataires, de grandes griffures lassèrent encore les mûrs. Des marques dans la roche. Plaies profondes. Esther laisse sa main remonter l'une de ces entailles . Deviner la pâte. Ressentir le geste. Animal.</text:span></text:p>
      <text:p text:style-name="P22">Dehors, Lise est encore perchée sur son brise-nasse, ravissant les nouveaux arrivants de ses prouesses. Et il en vient toujours plus. La file au point d'accueil s'allonge à vue d’œil. Esther s'approche d'Orge, s'affale sur son dos, tout rond. Il souffle profondément, se redresse et lui sourit.</text:p>
      <text:p text:style-name="P22">- Dis moi Orge, tu te souviens d'à quoi ça ressemblait une Ourse ?</text:p>
      <text:p text:style-name="P22">- Non. Non, pas souvenir.</text:p>
      <text:p text:style-name="P22">- Dom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dobe Garamond Pro Bold" svg:font-family="'Adobe Garamond Pro 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21:13:41.136799414</meta:creation-date>
    <dc:date>2017-12-17T22:55:52.531153769</dc:date>
    <meta:editing-duration>PT1H59M52S</meta:editing-duration>
    <meta:editing-cycles>24</meta:editing-cycles>
    <meta:generator>LibreOffice/4.2.8.2$Linux_X86_64 LibreOffice_project/420m0$Build-2</meta:generator>
    <meta:document-statistic meta:table-count="0" meta:image-count="0" meta:object-count="0" meta:page-count="2" meta:paragraph-count="33" meta:word-count="1303" meta:character-count="7662" meta:non-whitespace-character-count="6374"/>
  </office:meta>
</office:document-meta>
</file>